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116362"/>
    </style:style>
    <style:style style:name="P3" style:family="paragraph" style:parent-style-name="Text_20_body">
      <style:text-properties fo:language="en" fo:country="US" officeooo:paragraph-rsid="00158075"/>
    </style:style>
    <style:style style:name="P4" style:family="paragraph" style:parent-style-name="Table_20_Contents">
      <style:text-properties fo:color="#464453" fo:font-size="11pt" style:font-size-asian="11pt" style:font-size-complex="11pt"/>
    </style:style>
    <style:style style:name="P5" style:family="paragraph" style:parent-style-name="Table_20_Contents">
      <style:paragraph-properties fo:text-align="end" style:justify-single-word="false"/>
      <style:text-properties fo:color="#464453" fo:font-size="10pt" style:font-size-asian="10pt" style:font-size-complex="10pt"/>
    </style:style>
    <style:style style:name="P6" style:family="paragraph" style:parent-style-name="Heading_20_1">
      <style:paragraph-properties fo:break-before="page"/>
    </style:style>
    <style:style style:name="T1" style:family="text">
      <style:text-properties officeooo:rsid="00116362"/>
    </style:style>
    <style:style style:name="T2" style:family="text">
      <style:text-properties officeooo:rsid="0012f301"/>
    </style:style>
    <style:style style:name="T3" style:family="text">
      <style:text-properties officeooo:rsid="0014e08b"/>
    </style:style>
    <style:style style:name="T4" style:family="text">
      <style:text-properties officeooo:rsid="00158075"/>
    </style:style>
    <style:style style:name="T5" style:family="text">
      <style:text-properties officeooo:rsid="001718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Synopsis</text:h>
      <text:h text:style-name="Heading_20_2" text:outline-level="2">First act</text:h>
      <text:p text:style-name="P1">While Sophie, Markl and the <text:span text:style-name="T1">L</text:span>and’s <text:span text:style-name="T1">W</text:span>itch are in a fair in Portheaven, Howl is summoned by Suliman. When he comes back asks Calcifer to help him making a new color of the door leading to Radme, where he disappear<text:span text:style-name="T1">s</text:span>.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Second act</text:h>
      <text:p text:style-name="P2">The group lands in Salt Marina and discovers that the king of Radme has been exiled from the near capital by a powerful magician just appeared from Ingary. Before that, the king had been sick for a while and a deep sorrow had spread around the city, followed by <text:span text:style-name="T1">green</text:span> mug. In the capital they meet Ben, a sentinel of the exiled king followed by an orphan child <text:span text:style-name="T2">with a mark on his neck </text:span>rescued from a river. <text:span text:style-name="T2">Ben</text:span> explain<text:span text:style-name="T2">s</text:span> that the King’s mind was cheated by Layton, an evil magician, until Howl helped him to escape and build a resistance out of town. <text:span text:style-name="T1">The team continues the research by interrogating some soldiers that Beuron sent with Howl after being rescued, and so they discover that their friend seems to be drowned in the fight with Layton. Then</text:span> the group decides to reach for the king, but soon Layton arrives with his troupes and, before killing the king, tells how he <text:span text:style-name="T2">humbled</text:span> Howl by stealing his manhood, <text:span text:style-name="T2">putting a course on his neck </text:span>and letting him drown in the river in a child-form. In the mean time the group is hidden <text:span text:style-name="T3">nearby</text:span>, <text:span text:style-name="T3">so</text:span> they discover that <text:span text:style-name="T2">Howl survived as the coursed child that Ben brings with himself, and that </text:span>Layton, <text:span text:style-name="T2">thinking he’s dead,</text:span> is going to Suliman to ultimate his revenge.</text:p>
      <text:h text:style-name="Heading_20_2" text:outline-level="2">Third act</text:h>
      <text:p text:style-name="P3"><text:span text:style-name="T5">Overcome the swamps, where Layton’s monstrosities have found festive ground to expand, t</text:span>he group sneaks into Layton’s castle to steel the potion that will make Howl adult again. <text:span text:style-name="T3">Then </text:span>they cross the city <text:span text:style-name="T3">of Cal</text:span> during a great uprising to find the child they met earlier (that turn<text:span text:style-name="T3">ed</text:span> out to be Howl survived), <text:span text:style-name="T3">saving him and Ben from a desperate situation.</text:span> <text:span text:style-name="T3">After that</text:span>, reunited, <text:span text:style-name="T3">they </text:span>run to Ingary using the boots of the seven leagues to promptly save the situation, <text:span text:style-name="T4">freeing Portheaven and planning to defeat Layton, who in the meantime besieges Kingsb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ynopsi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dc:title>
    <dc:date>2018-11-21T20:12:48.744000000</dc:date>
    <meta:editing-duration>PT5M35S</meta:editing-duration>
    <meta:editing-cycles>5</meta:editing-cycles>
    <meta:generator>LibreOffice/6.1.2.1$Windows_X86_64 LibreOffice_project/65905a128db06ba48db947242809d14d3f9a93fe</meta:generator>
    <dc:creator>Michele Maione</dc:creator>
    <meta:document-statistic meta:table-count="1" meta:image-count="0" meta:object-count="0" meta:page-count="1" meta:paragraph-count="9" meta:word-count="449" meta:character-count="2480" meta:non-whitespace-character-count="2041"/>
    <meta:template xlink:type="simple" xlink:actuate="onRequest" xlink:title="" xlink:href="../MasterGameDesignDocument.odm" meta:date="2018-11-21T20:11:41.648000000"/>
  </office:meta>
</office:document-meta>
</file>